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ffff"/>
    </style:style>
    <style:style style:name="P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#ffffff" style:font-size-asian="11pt" style:font-size-complex="11pt"/>
    </style:style>
    <style:style style:name="P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17f6d7" style:text-blinking="false" fo:background-color="#ffffff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249855" style:text-blinking="false" fo:background-color="#ffffff" style:font-size-asian="11pt" style:font-size-complex="11pt"/>
    </style:style>
    <style:style style:name="P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a4bae" officeooo:paragraph-rsid="00249855" style:text-blinking="false" fo:background-color="#ffffff" style:font-size-asian="11pt" style:font-size-complex="11pt"/>
    </style:style>
    <style:style style:name="P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a4bae" officeooo:paragraph-rsid="00235853" style:text-blinking="false" fo:background-color="#ffffff" style:font-size-asian="11pt" style:font-size-complex="11pt"/>
    </style:style>
    <style:style style:name="P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a4bae" officeooo:paragraph-rsid="0022850f" style:text-blinking="false" fo:background-color="#ffffff" style:font-size-asian="11pt" style:font-size-complex="11pt"/>
    </style:style>
    <style:style style:name="P1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97252" officeooo:paragraph-rsid="0022850f" style:text-blinking="false" fo:background-color="#ffffff" style:font-size-asian="11pt" style:font-size-complex="11pt"/>
    </style:style>
    <style:style style:name="P1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97252" officeooo:paragraph-rsid="00235853" style:text-blinking="false" fo:background-color="#ffffff" style:font-size-asian="11pt" style:font-size-complex="11pt"/>
    </style:style>
    <style:style style:name="P1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97252" officeooo:paragraph-rsid="00197252" style:text-blinking="false" fo:background-color="#ffffff" style:font-size-asian="11pt" style:font-size-complex="11pt"/>
    </style:style>
    <style:style style:name="P1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7318c" officeooo:paragraph-rsid="0027318c" style:text-blinking="false" fo:background-color="#ffffff" style:font-size-asian="11pt" style:font-size-complex="11pt"/>
    </style:style>
    <style:style style:name="P1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85874" officeooo:paragraph-rsid="00285874" style:text-blinking="false" fo:background-color="#ffffff" style:font-size-asian="11pt" style:font-size-complex="11pt"/>
    </style:style>
    <style:style style:name="P1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9ff3b" officeooo:paragraph-rsid="0029ff3b" style:text-blinking="false" fo:background-color="#ffffff" style:font-size-asian="11pt" style:font-size-complex="11pt"/>
    </style:style>
    <style:style style:name="P1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7f6d7" officeooo:paragraph-rsid="0017f6d7" style:text-blinking="false" fo:background-color="#ffffff" style:font-size-asian="11pt" style:font-size-complex="11pt"/>
    </style:style>
    <style:style style:name="P1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7f6d7" officeooo:paragraph-rsid="00249855" style:text-blinking="false" fo:background-color="#ffffff" style:font-size-asian="11pt" style:font-size-complex="11pt"/>
    </style:style>
    <style:style style:name="P1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4d922" officeooo:paragraph-rsid="00249855" style:text-blinking="false" fo:background-color="#ffffff" style:font-size-asian="11pt" style:font-size-complex="11pt"/>
    </style:style>
    <style:style style:name="P1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97252" officeooo:paragraph-rsid="0022850f" style:text-blinking="false" fo:background-color="#ffffff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style:text-underline-style="none" style:text-blinking="false" fo:background-color="transparent" style:font-size-asian="11pt" style:font-size-complex="11pt"/>
    </style:style>
    <style:style style:name="P2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style:text-underline-style="none" style:text-blinking="false" fo:background-color="#ffffff" style:font-size-asian="11pt" style:font-size-complex="11pt"/>
    </style:style>
    <style:style style:name="P2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2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size="11pt" officeooo:paragraph-rsid="0017f6d7" style:font-size-asian="11pt" style:font-size-complex="11pt"/>
    </style:style>
    <style:style style:name="P2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1pt" style:font-size-asian="11pt" style:font-size-complex="11pt"/>
    </style:style>
    <style:style style:name="P2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1pt" officeooo:paragraph-rsid="0017f6d7" style:font-size-asian="11pt" style:font-size-complex="11pt"/>
    </style:style>
    <style:style style:name="P26" style:family="paragraph" style:parent-style-name="Text_20_body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11pt" fo:font-weight="normal" officeooo:rsid="0022850f" officeooo:paragraph-rsid="0022850f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1pt" officeooo:rsid="0027318c" officeooo:paragraph-rsid="0027318c" style:font-size-asian="11pt" style:font-size-complex="11pt"/>
    </style:style>
    <style:style style:name="P29" style:family="paragraph" style:parent-style-name="Text_20_body">
      <style:paragraph-properties fo:text-align="start" style:justify-single-word="false"/>
      <style:text-properties fo:font-size="11pt" officeooo:rsid="002114b3" officeooo:paragraph-rsid="002114b3" style:font-size-asian="11pt" style:font-size-complex="11pt"/>
    </style:style>
    <style:style style:name="P30" style:family="paragraph" style:parent-style-name="Text_20_body">
      <style:paragraph-properties fo:text-align="start" style:justify-single-word="false"/>
      <style:text-properties fo:font-size="11pt" style:font-size-asian="11pt" style:font-size-complex="11pt"/>
    </style:style>
    <style:style style:name="P31" style:family="paragraph" style:parent-style-name="Text_20_body">
      <style:paragraph-properties fo:text-align="start" style:justify-single-word="false"/>
      <style:text-properties fo:font-size="11pt" officeooo:paragraph-rsid="0022850f" style:font-size-asian="11pt" style:font-size-complex="11pt"/>
    </style:style>
    <style:style style:name="P32" style:family="paragraph" style:parent-style-name="Text_20_body">
      <style:paragraph-properties fo:text-align="start" style:justify-single-word="false"/>
      <style:text-properties fo:font-size="11pt" officeooo:paragraph-rsid="00285874" style:font-size-asian="11pt" style:font-size-complex="11pt"/>
    </style:style>
    <style:style style:name="P33" style:family="paragraph" style:parent-style-name="Text_20_body">
      <style:paragraph-properties fo:text-align="start" style:justify-single-word="false"/>
      <style:text-properties fo:font-size="11pt" officeooo:rsid="00249855" officeooo:paragraph-rsid="00249855" style:font-size-asian="11pt" style:font-size-complex="11pt"/>
    </style:style>
    <style:style style:name="P34" style:family="paragraph" style:parent-style-name="Text_20_body">
      <style:paragraph-properties fo:text-align="start" style:justify-single-word="false"/>
      <style:text-properties fo:color="#000000"/>
    </style:style>
    <style:style style:name="P35" style:family="paragraph" style:parent-style-name="Text_20_body">
      <style:paragraph-properties fo:text-align="start" style:justify-single-word="false"/>
      <style:text-properties fo:color="#000000" style:font-name="Liberation Serif" fo:font-size="11pt" style:font-size-asian="11pt" style:font-size-complex="11pt"/>
    </style:style>
    <style:style style:name="P36" style:family="paragraph" style:parent-style-name="Text_20_body">
      <style:paragraph-properties fo:text-align="start" style:justify-single-word="false"/>
      <style:text-properties fo:color="#000000" style:font-name="Liberation Serif" fo:font-size="11pt" officeooo:paragraph-rsid="0017f6d7" style:font-size-asian="11pt" style:font-size-complex="11pt"/>
    </style:style>
    <style:style style:name="P37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22484f" officeooo:paragraph-rsid="0022484f" style:font-size-asian="11pt" style:font-size-complex="11pt"/>
    </style:style>
    <style:style style:name="P38" style:family="paragraph" style:parent-style-name="Text_20_body">
      <style:paragraph-properties fo:text-align="start" style:justify-single-word="false"/>
      <style:text-properties fo:color="#000000" fo:font-size="11pt" officeooo:paragraph-rsid="00249855" style:font-size-asian="11pt" style:font-size-complex="11pt"/>
    </style:style>
    <style:style style:name="P39" style:family="paragraph" style:parent-style-name="Text_20_body">
      <style:paragraph-properties fo:text-align="start" style:justify-single-word="false"/>
    </style:style>
    <style:style style:name="P40" style:family="paragraph" style:parent-style-name="Text_20_body">
      <style:paragraph-properties fo:text-align="start" style:justify-single-word="false"/>
      <style:text-properties officeooo:paragraph-rsid="00249855"/>
    </style:style>
    <style:style style:name="P4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35853" officeooo:paragraph-rsid="002ba796" style:text-blinking="false" fo:background-color="#ffffff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22484f" style:text-blinking="false" fo:background-color="#ffffff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30d89b" officeooo:paragraph-rsid="0030d89b" style:text-blinking="false" fo:background-color="#ffffff" style:font-size-asian="11pt" style:font-weight-asian="normal" style:font-size-complex="11pt" style:font-weight-complex="normal"/>
    </style:style>
    <style:style style:name="P4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7318c" officeooo:paragraph-rsid="00197252" style:text-blinking="false" fo:background-color="#ffffff" style:font-size-asian="11pt" style:font-size-complex="11pt"/>
    </style:style>
    <style:style style:name="P4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</style:style>
    <style:style style:name="P46" style:family="paragraph" style:parent-style-name="Text_20_body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size="11pt" fo:font-weight="normal" officeooo:paragraph-rsid="0022484f" style:font-size-asian="11pt" style:font-weight-asian="normal" style:font-size-complex="11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size="11pt" fo:font-weight="normal" officeooo:rsid="00334547" officeooo:paragraph-rsid="00334547" style:font-size-asian="11pt" style:font-weight-asian="normal" style:font-size-complex="11pt" style:font-weight-complex="normal"/>
    </style:style>
    <style:style style:name="P49" style:family="paragraph" style:parent-style-name="Text_20_body">
      <style:text-properties fo:font-size="11pt" style:font-size-asian="11pt" style:font-size-complex="11pt"/>
    </style:style>
    <style:style style:name="P50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285874" style:text-blinking="false" fo:background-color="#ffffff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#ffffff" loext:char-shading-value="0" style:font-size-asian="11pt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a4bae" style:text-blinking="false" fo:background-color="#ffffff" loext:char-shading-value="0" style:font-size-asian="11pt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solid" style:text-underline-width="auto" style:text-underline-color="font-color" fo:font-weight="normal" style:text-blinking="false" fo:background-color="#ffffff" loext:char-shading-value="0" style:font-size-asian="11pt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1pt" style:text-underline-style="none" fo:font-weight="normal" style:text-blinking="false" fo:background-color="#ffffff" loext:char-shading-value="0" style:font-size-asian="11pt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officeooo:rsid="001a4bae" style:text-blinking="false" fo:background-color="#ffffff" loext:char-shading-value="0"/>
    </style:style>
    <style:style style:name="T7" style:family="text">
      <style:text-properties fo:font-variant="normal" fo:text-transform="none" style:text-line-through-style="none" style:text-line-through-type="none" style:text-underline-style="none" style:text-blinking="false" fo:background-color="#ffffff" loext:char-shading-value="0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style:text-line-through-style="none" style:text-line-through-type="none" fo:font-style="normal" style:text-underline-style="none" fo:font-weight="normal" officeooo:rsid="0022484f" style:text-blinking="false" fo:background-color="#ffffff" loext:char-shading-value="0"/>
    </style:style>
    <style:style style:name="T10" style:family="text">
      <style:text-properties fo:font-style="normal" fo:font-weight="normal"/>
    </style:style>
    <style:style style:name="T11" style:family="text">
      <style:text-properties fo:color="#000000" fo:font-size="11pt" style:font-size-asian="11pt" style:font-size-complex="11pt"/>
    </style:style>
    <style:style style:name="T12" style:family="text">
      <style:text-properties fo:color="#000000" fo:font-size="11pt" officeooo:rsid="001417b3" style:font-size-asian="11pt" style:font-size-complex="11pt"/>
    </style:style>
    <style:style style:name="T13" style:family="text">
      <style:text-properties fo:color="#000000" fo:font-size="11pt" officeooo:rsid="0016bf68" style:font-size-asian="11pt" style:font-size-complex="11pt"/>
    </style:style>
    <style:style style:name="T14" style:family="text">
      <style:text-properties officeooo:rsid="0022484f"/>
    </style:style>
    <style:style style:name="T15" style:family="text">
      <style:text-properties officeooo:rsid="0022850f"/>
    </style:style>
    <style:style style:name="T16" style:family="text">
      <style:text-properties officeooo:rsid="00255369"/>
    </style:style>
    <style:style style:name="T17" style:family="text">
      <style:text-properties officeooo:rsid="0027318c"/>
    </style:style>
    <style:style style:name="T18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9" style:family="text">
      <style:text-properties fo:font-size="11pt" style:text-underline-style="none" style:font-size-asian="11pt" style:font-size-complex="11pt"/>
    </style:style>
    <style:style style:name="T20" style:family="text">
      <style:text-properties officeooo:rsid="00324803"/>
    </style:style>
    <style:style style:name="T21" style:family="text">
      <style:text-properties officeooo:rsid="0035c4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1c0d7cdf-7fff-67b5-ae7b-bd5d6c86f7e9"/>Real-time chat using Websocket</text:p>
      <text:p text:style-name="Text_20_body"/>
      <text:p text:style-name="P2">Prerequisites:-</text:p>
      <text:p text:style-name="P34"/>
      <text:p text:style-name="P45"><text:span text:style-name="T1">First clone the </text:span><text:a xlink:type="simple" xlink:href="https://github.com/StarTeleLogic/chat-ui-sdk" text:style-name="Internet_20_link" text:visited-style-name="Visited_20_Internet_20_Link"><text:span text:style-name="T3">source code</text:span></text:a><text:span text:style-name="T4"> </text:span><text:span text:style-name="T1">from the main Telemo chat-ui-sdk sdk git repository.</text:span></text:p>
      <text:p text:style-name="P35"/>
      <text:p text:style-name="P4">See the below code for index.html file for UI or you can also create your own.</text:p>
      <text:p text:style-name="P34"/>
      <text:p text:style-name="P2">index.html</text:p>
      <text:p text:style-name="P22"> </text:p>
      <text:p text:style-name="P3">&lt;script type="text/javascript" src="telemo-chat.js"&gt;&lt;/script&gt;</text:p>
      <text:p text:style-name="P20"/>
      <text:p text:style-name="P3">&lt;script type="text/javascript"&gt;</text:p>
      <text:p text:style-name="P35"/>
      <text:p text:style-name="P3">window.onload=function(){</text:p>
      <text:p text:style-name="P3"><text:s text:c="4"/>const options =</text:p>
      <text:p text:style-name="P3"><text:s/>{</text:p>
      <text:p text:style-name="P3"><text:s text:c="7"/>chatName: username,</text:p>
      <text:p text:style-name="P3"><text:s text:c="7"/>width: "300px",</text:p>
      <text:p text:style-name="P3"><text:s text:c="7"/>height: "400px",</text:p>
      <text:p text:style-name="P3"><text:s text:c="7"/>chatContainer: document.querySelector('div#telemo-chat)</text:p>
      <text:p text:style-name="P3"><text:s/>};</text:p>
      <text:p text:style-name="P3"><text:s text:c="7"/>const api = new ChatApi(userId, options);</text:p>
      <text:p text:style-name="P3"><text:s text:c="7"/>ChatApi.StartSocket(api);</text:p>
      <text:p text:style-name="P3">};</text:p>
      <text:p text:style-name="P3">&lt;/script&gt;</text:p>
      <text:p text:style-name="P4">First line is a javascript script file which is used to connect the user to the server and handle  the messages and socket connections.</text:p>
      <text:p text:style-name="P4">The user needs to add “username” and a unique “userId” to register with the server in the above code. After authentication with the server user will get a message in the browser console as “connected”.</text:p>
      <text:p text:style-name="P4">The user can add their own contact list of other users by adding below sample HTML code in their HTML body. This displays two contact persons. </text:p>
      <text:p text:style-name="P35"/>
      <text:p text:style-name="P4">NOTE: These person id and name should also be registered with the server then only you will be able to communicate with them.</text:p>
      <text:p text:style-name="P37">Html code for contact information.</text:p>
      <text:p text:style-name="P4">&lt;div id="telemo-chat"&gt;</text:p>
      <text:p text:style-name="P21">      <text:span text:style-name="T10">&lt;div id="telemo-chat-list"&gt;</text:span></text:p>
      <text:p text:style-name="P21"><text:soft-page-break/>        <text:span text:style-name="T10">&lt;div class="sd-name"&gt;</text:span></text:p>
      <text:p text:style-name="P24"><text:span text:style-name="T7">          </text:span><text:span text:style-name="T8">&lt;a href="javascript:register_popup('person1Id','person1name');"&gt;</text:span></text:p>
      <text:p text:style-name="P24"><text:span text:style-name="T7">          </text:span><text:span text:style-name="T8">&lt;span&gt;person1name&lt;/span&gt;</text:span></text:p>
      <text:p text:style-name="P21">          <text:span text:style-name="T10">&lt;/a&gt;</text:span></text:p>
      <text:p text:style-name="P21">        <text:span text:style-name="T10">&lt;/div&gt;</text:span></text:p>
      <text:p text:style-name="P21">        <text:span text:style-name="T10">&lt;div class="sd-name"&gt;</text:span></text:p>
      <text:p text:style-name="P24"><text:span text:style-name="T7">          </text:span><text:span text:style-name="T8">&lt;a href="javascript:register_popup('person2Id','person2name');"&gt;</text:span></text:p>
      <text:p text:style-name="P24"><text:span text:style-name="T7">          </text:span><text:span text:style-name="T8">&lt;span&gt;person2name&lt;/span&gt;</text:span></text:p>
      <text:p text:style-name="P21">          <text:span text:style-name="T10">&lt;/a&gt;</text:span></text:p>
      <text:p text:style-name="P21">        <text:span text:style-name="T10">&lt;/div&gt;</text:span></text:p>
      <text:p text:style-name="P21">      <text:span text:style-name="T10">&lt;/div&gt;</text:span></text:p>
      <text:p text:style-name="P21">    <text:span text:style-name="T10">&lt;/div&gt;</text:span></text:p>
      <text:p text:style-name="P25"><text:span text:style-name="T8">On clicking on the name of any person which you want to chat with and a popup box will appear for chatting. </text:span><text:span text:style-name="T9">The function is executed in backend when you hit on name to chat with that person is</text:span></text:p>
      <text:p text:style-name="P47">display_popups();</text:p>
      <text:p text:style-name="P27">AND</text:p>
      <text:p text:style-name="P42">popupboxInitEventlistener();</text:p>
      <text:p text:style-name="P43">you can see the full functioning of <text:span text:style-name="T20">this func</text:span> in telemo-chat.js file. </text:p>
      <text:p text:style-name="P16"><text:span text:style-name="T14">And it</text:span> is the html <text:span text:style-name="T14">part</text:span> for the button to open the popup-box.</text:p>
      <text:p text:style-name="P5">&lt;div class="sd-name"&gt;</text:p>
      <text:p text:style-name="P5"><text:s text:c="10"/>&lt;a href="javascript:register_popup('umesh','umesh');"&gt;</text:p>
      <text:p text:style-name="P5"><text:s text:c="10"/>&lt;span&gt;umesh&lt;/span&gt;</text:p>
      <text:p text:style-name="P5"><text:s text:c="10"/>&lt;/a&gt;</text:p>
      <text:p text:style-name="P23"><text:span text:style-name="T5"><text:s text:c="8"/>&lt;/div</text:span><text:span text:style-name="T6">&gt;</text:span></text:p>
      <text:p text:style-name="P18"><text:s/>This is the html code for popup-box.</text:p>
      <text:p text:style-name="P38">&lt;div class="popup-box" id="umesh" style="right: 220px; display: block;"&gt;</text:p>
      <text:p text:style-name="P38">&lt;div class="popup-head"&gt;&lt;div class="popupprofileimg"&gt;&lt;img src="popupprofileimg.png"&gt;&lt;/div&gt;</text:p>
      <text:p text:style-name="P40"><text:span text:style-name="T11">&lt;div class="popupheadname"&gt;&lt;a href=”</text:span><text:span text:style-name="T12">javascript:expandMessages(‘name’)</text:span><text:span text:style-name="T11">”&gt;</text:span><text:span text:style-name="T13">name</text:span><text:span text:style-name="T11">&lt;/a&gt;&lt;/div&gt;</text:span></text:p>
      <text:p text:style-name="P6">The user can also edit dimensions of the chat box by adding their own “height” and “width” in the options part. </text:p>
      <text:p text:style-name="P17">The chat popup-box head part contains the name and image of the second user which we have to send the message. </text:p>
      <text:p text:style-name="P17">The html part for it is</text:p>
      <text:p text:style-name="P6">&lt;div class="popup-head"&gt;</text:p>
      <text:p text:style-name="P6">&lt;div class="popupprofileimg"&gt;</text:p>
      <text:p text:style-name="P7">&lt;img src="popupprofileimg.png"&gt;&lt;/div&gt;</text:p>
      <text:p text:style-name="P10"><text:s/>The text area where we write our message <text:span text:style-name="T15">whose html code is</text:span></text:p>
      <text:p text:style-name="P8">&lt;div class="basicsendMessageBox"&gt;&lt;input id="sendMessageInputBox" type="text" placeholder="message here.."&gt;&lt;a href="javascript:sendMessage('umesh');"&gt;&amp;gt;&lt;/a&gt;&lt;/div&gt;</text:p>
      <text:p text:style-name="P9"><text:s/>After writing the message when you hit the send button then function executes in the backend is</text:p>
      <text:p text:style-name="P49"><text:soft-page-break/>function recieveMessages(){</text:p>
      <text:p text:style-name="P49">//<text:span text:style-name="T21">this is the websocket func to send message </text:span></text:p>
      <text:p text:style-name="P49">sock.onmessage = function(e){</text:p>
      <text:p text:style-name="P49">//<text:span text:style-name="T20">here we parse the data in json </text:span></text:p>
      <text:p text:style-name="P49">var rsp=JSON.parse(e.data);</text:p>
      <text:p text:style-name="P49">//<text:span text:style-name="T21">here we check for the message type if message_type==1 then it is send type or otherwise receive type.</text:span></text:p>
      <text:p text:style-name="P49">if(rsp["message_type"]==1){</text:p>
      <text:p text:style-name="P49">addMessageToContact(rsp);</text:p>
      <text:p text:style-name="P49">}else {</text:p>
      <text:p text:style-name="P49">//<text:span text:style-name="T20">when msg is receipt this else part will execute.</text:span></text:p>
      <text:p text:style-name="P49">console.log("got receipt");</text:p>
      <text:p text:style-name="P49">addReceiptToMessage(rsp);</text:p>
      <text:p text:style-name="P49">}</text:p>
      <text:p text:style-name="P49">};</text:p>
      <text:p text:style-name="P41"><text:s/>And the html part for that button is</text:p>
      <text:p text:style-name="P8">&lt;div class="basicsendMessageBox"&gt;&lt;input id="sendMessageInputBox" type="text" placeholder="message here.."&gt;</text:p>
      <text:p text:style-name="P39"><text:span text:style-name="T2">&lt;a href="</text:span><text:a xlink:type="simple" xlink:href="javascript:sendMessage('umesh" text:style-name="Internet_20_link" text:visited-style-name="Visited_20_Internet_20_Link"><text:span text:style-name="T18">javascript:sendMessage('umesh</text:span></text:a><text:span text:style-name="T19">');</text:span><text:span text:style-name="T2">"&gt;&amp;gt;&lt;/a&gt;&lt;/div&gt;</text:span></text:p>
      <text:p text:style-name="P15"/>
      <text:p text:style-name="P10"><text:span text:style-name="T15">Each send or received </text:span>message<text:span text:style-name="T15">s are</text:span> shown <text:span text:style-name="T15">in the container whose html code is</text:span></text:p>
      <text:p text:style-name="P11">&lt;div class="chat-box" id="0"&gt;</text:p>
      <text:p text:style-name="P11">&lt;div class="startMessageNode" id="0"&gt;</text:p>
      <text:p text:style-name="P11">&lt;p class="startMessageData"&gt;DROP MESSAGES HERE..&lt;/p&gt;</text:p>
      <text:p text:style-name="P11">&lt;/div&gt;</text:p>
      <text:p text:style-name="P11">&lt;/div&gt; </text:p>
      <text:p text:style-name="P19"/>
      <text:p text:style-name="P29"><text:span text:style-name="T14">And </text:span>when you receive some message from another user <text:span text:style-name="T14">then these functions are executed.</text:span></text:p>
      <text:p text:style-name="P26">function recieveMessages(){</text:p>
      <text:p text:style-name="P48">//this func is the websocket func which is used to send message. </text:p>
      <text:p text:style-name="P26">sock.onmessage = function(e){</text:p>
      <text:p text:style-name="P26">var rsp=JSON.parse(e.data);</text:p>
      <text:p text:style-name="P30">function addMessageToContact(rsp){</text:p>
      <text:p text:style-name="P30">var to=rsp["to"];</text:p>
      <text:p text:style-name="P30">var from=rsp["from"];</text:p>
      <text:p text:style-name="P30">if(rsp["body"]){</text:p>
      <text:p text:style-name="P30">var message=rsp["body"];</text:p>
      <text:p text:style-name="P30"><text:soft-page-break/>}</text:p>
      <text:p text:style-name="P33">then checks the <text:span text:style-name="T16">condition for </text:span>userid who sends the message and name to whom the message is sent if this condition satisfy then it proceeds</text:p>
      <text:p text:style-name="P30">if(document.getElementById("telemo-chat").getAttribute("name")!=rsp["to"]){</text:p>
      <text:p text:style-name="P30">var temp=to;</text:p>
      <text:p text:style-name="P30">to=from;</text:p>
      <text:p text:style-name="P30">from=temp;</text:p>
      <text:p text:style-name="P30">}</text:p>
      <text:p text:style-name="P44">In the popup-box there is button for select and send the file and html part of that button is</text:p>
      <text:p text:style-name="P12">&lt;button id="fileSelectbutton"&gt;🔗&lt;/button&gt;</text:p>
      <text:p text:style-name="P12"/>
      <text:p text:style-name="P13">and the function works in backend is </text:p>
      <text:p text:style-name="P30">function addMessageToContact(rsp){</text:p>
      <text:p text:style-name="P30">var to=rsp["to"];</text:p>
      <text:p text:style-name="P30">var from=rsp["from"];</text:p>
      <text:p text:style-name="P30">if(rsp["body"]){</text:p>
      <text:p text:style-name="P30">var message=rsp["body"];</text:p>
      <text:p text:style-name="P30">}...</text:p>
      <text:p text:style-name="P13"/>
      <text:p text:style-name="P14">After the chat is over w<text:span text:style-name="T14">hen you click on cross button to close the popup-box then this func is executed in the backend.</text:span></text:p>
      <text:p text:style-name="P30">if(popups[iii] != undefined){</text:p>
      <text:p text:style-name="P30">var element = document.getElementById(popups[iii]);</text:p>
      <text:p text:style-name="P30">element.style.right = right + "px";</text:p>
      <text:p text:style-name="P30">right = right + 320;</text:p>
      <text:p text:style-name="P30">element.style.display = "block";</text:p>
      <text:p text:style-name="P30">}</text:p>
      <text:p text:style-name="P30">for(var jjj = iii; jjj &lt; popups.length; jjj++){</text:p>
      <text:p text:style-name="P30">var element = document.getElementById(popups[jjj]);</text:p>
      <text:p text:style-name="P30">element.style.display = "none";</text:p>
      <text:p text:style-name="P30">}</text:p>
      <text:p text:style-name="P32">}</text:p>
      <text:p text:style-name="P50">Here we are done.</text:p>
      <text:p text:style-name="P36"><text:line-break/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3:24:32.244174326</meta:creation-date>
    <dc:date>2020-04-18T19:20:53.691859228</dc:date>
    <meta:editing-duration>PT3H25M43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4" meta:paragraph-count="126" meta:word-count="658" meta:character-count="5223" meta:non-whitespace-character-count="4479"/>
  </office:meta>
</office:document-meta>
</file>